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color="#2a6099" loext:opacity="100%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Preformatted_20_Text">
      <style:paragraph-properties fo:margin-top="0cm" fo:margin-bottom="0.247cm" style:contextual-spacing="false" fo:line-height="115%"/>
    </style:style>
    <style:style style:name="P4" style:family="paragraph" style:parent-style-name="Heading_20_3">
      <style:paragraph-properties fo:margin-top="0cm" fo:margin-bottom="0.247cm" style:contextual-spacing="false" fo:line-height="115%"/>
    </style:style>
    <style:style style:name="P5" style:family="paragraph" style:parent-style-name="Text_20_body" style:list-style-name="L1"/>
    <style:style style:name="P6" style:family="paragraph" style:parent-style-name="Quotations">
      <style:paragraph-properties fo:margin-top="0cm" fo:margin-bottom="0.247cm" style:contextual-spacing="false" fo:line-height="115%"/>
    </style:style>
    <style:style style:name="P7" style:family="paragraph" style:parent-style-name="Horizontal_20_Line">
      <style:paragraph-properties fo:margin-top="0cm" fo:margin-bottom="0.247cm" style:contextual-spacing="false" fo:line-height="115%"/>
    </style:style>
    <style:style style:name="P8" style:family="paragraph" style:parent-style-name="Text_20_body">
      <style:paragraph-properties fo:break-before="page"/>
      <style:text-properties fo:color="#2a6099" loext:opacity="100%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Text_20_body" style:list-style-name="L2"/>
    <style:style style:name="P11" style:family="paragraph" style:parent-style-name="Preformatted_20_Text" style:list-style-name="L2"/>
    <style:style style:name="P12" style:family="paragraph" style:parent-style-name="Preformatted_20_Text" style:list-style-name="L2">
      <style:paragraph-properties fo:margin-top="0cm" fo:margin-bottom="0.499cm" style:contextual-spacing="false"/>
    </style:style>
    <style:style style:name="P13" style:family="paragraph" style:parent-style-name="Text_20_body" style:list-style-name="L3"/>
    <style:style style:name="P14" style:family="paragraph" style:parent-style-name="Preformatted_20_Text" style:list-style-name="L3">
      <style:paragraph-properties fo:margin-top="0cm" fo:margin-bottom="0.499cm" style:contextual-spacing="false"/>
    </style:style>
    <style:style style:name="P15" style:family="paragraph" style:parent-style-name="Text_20_body" style:list-style-name="L4"/>
    <style:style style:name="P16" style:family="paragraph" style:parent-style-name="Preformatted_20_Text" style:list-style-name="L4">
      <style:paragraph-properties fo:margin-top="0cm" fo:margin-bottom="0.499cm" style:contextual-spacing="false"/>
    </style:style>
    <style:style style:name="P17" style:family="paragraph" style:parent-style-name="Text_20_body" style:list-style-name="L5"/>
    <style:style style:name="P18" style:family="paragraph" style:parent-style-name="Standard">
      <style:paragraph-properties fo:break-before="page"/>
      <style:text-properties fo:color="#2a6099" loext:opacity="100%"/>
    </style:style>
    <style:style style:name="P19" style:family="paragraph" style:parent-style-name="Standard">
      <style:text-properties fo:color="#2a6099" loext:opacity="100%"/>
    </style:style>
    <style:style style:name="P20" style:family="paragraph" style:parent-style-name="Text_20_body">
      <style:paragraph-properties fo:break-before="page"/>
      <style:text-properties fo:color="#000000" loext:opacity="100%"/>
    </style:style>
    <style:style style:name="P21" style:family="paragraph" style:parent-style-name="Preformatted_20_Text">
      <style:text-properties fo:color="#2a6099" loext:opacity="100%"/>
    </style:style>
    <style:style style:name="P22" style:family="paragraph" style:parent-style-name="Preformatted_20_Text">
      <style:paragraph-properties fo:margin-top="0cm" fo:margin-bottom="0.499cm" style:contextual-spacing="false"/>
      <style:text-properties fo:color="#2a6099" loext:opacity="100%"/>
    </style:style>
    <style:style style:name="P23" style:family="paragraph" style:parent-style-name="Horizontal_20_Line">
      <style:text-properties fo:color="#000000" loext:opacity="100%"/>
    </style:style>
    <style:style style:name="P24" style:family="paragraph" style:parent-style-name="Heading_20_3">
      <style:text-properties fo:color="#000000" loext:opacity="100%"/>
    </style:style>
    <style:style style:name="P25" style:family="paragraph" style:parent-style-name="Heading_20_4">
      <style:text-properties fo:color="#2a6099" loext:opacity="100%"/>
    </style:style>
    <style:style style:name="P26" style:family="paragraph" style:parent-style-name="Text_20_body" style:list-style-name="L6">
      <style:text-properties fo:color="#2a6099" loext:opacity="100%"/>
    </style:style>
    <style:style style:name="P27" style:family="paragraph" style:parent-style-name="Text_20_body" style:list-style-name="L7">
      <style:text-properties fo:color="#2a6099" loext:opacity="100%"/>
    </style:style>
    <style:style style:name="P28" style:family="paragraph" style:parent-style-name="Text_20_body">
      <style:text-properties fo:color="#000000" loext:opacity="100%"/>
    </style:style>
    <style:style style:name="P29" style:family="paragraph" style:parent-style-name="Standard">
      <style:text-properties fo:color="#000000" loext:opacity="100%"/>
    </style:style>
    <style:style style:name="P30" style:family="paragraph" style:parent-style-name="Standard">
      <style:paragraph-properties fo:break-before="page"/>
      <style:text-properties fo:color="#c9211e" loext:opacity="100%"/>
    </style:style>
    <style:style style:name="T1" style:family="text">
      <style:text-properties officeooo:rsid="001340fa"/>
    </style:style>
    <style:style style:name="T2" style:family="text">
      <style:text-properties fo:color="#00000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created a module and named it hi, inside the module i have a variable named hey that prints hey, i imported hi, and ran print(hi.hey), </text:p>
      <text:p text:style-name="P1"/>
      <text:p text:style-name="P1">yet, my output was <text:span text:style-name="T1">none?</text:span></text:p>
      <text:p text:style-name="P2">Ah, perfect — thanks for following up! The <text:span text:style-name="Source_20_Text">None</text:span> in your output is caused by this line in your module:</text:p>
      <text:p text:style-name="P3"><text:span text:style-name="Source_20_Text">hey = print("hey")</text:span></text:p>
      <text:p text:style-name="Text_20_body">Let’s break it down:</text:p>
      <text:h text:style-name="P4" text:outline-level="3">1. <text:span text:style-name="Source_20_Text">print("hey")</text:span> returns <text:span text:style-name="Source_20_Text">None</text:span></text:h>
      <text:list text:style-name="L1">
        <text:list-item>
          <text:p text:style-name="P5"><text:span text:style-name="Source_20_Text">print()</text:span> <text:span text:style-name="Strong_20_Emphasis">displays</text:span> text to the console, but it doesn't <text:span text:style-name="Strong_20_Emphasis">return</text:span> anything useful.</text:p>
        </text:list-item>
        <text:list-item>
          <text:p text:style-name="P5">Specifically, it returns the value <text:span text:style-name="Source_20_Text">None</text:span>.</text:p>
        </text:list-item>
      </text:list>
      <text:p text:style-name="Text_20_body">So when you write:</text:p>
      <text:p text:style-name="P3"><text:span text:style-name="Source_20_Text">hey = print("hey")</text:span></text:p>
      <text:p text:style-name="Text_20_body">You're saying:</text:p>
      <text:p text:style-name="P6">Run <text:span text:style-name="Source_20_Text">print("hey")</text:span> (which prints <text:span text:style-name="Source_20_Text">"hey"</text:span>), and then assign its <text:span text:style-name="Strong_20_Emphasis">return value</text:span> to the variable <text:span text:style-name="Source_20_Text">hey</text:span>.</text:p>
      <text:p text:style-name="Text_20_body">Since the return value of <text:span text:style-name="Source_20_Text">print()</text:span> is <text:span text:style-name="Source_20_Text">None</text:span>, you're doing:</text:p>
      <text:p text:style-name="P3"><text:span text:style-name="Source_20_Text">hey = None</text:span></text:p>
      <text:p text:style-name="P7"/>
      <text:h text:style-name="P4" text:outline-level="3">2. So later, when you write:</text:h>
      <text:p text:style-name="P3"><text:span text:style-name="Source_20_Text">print(hi.hey)</text:span></text:p>
      <text:p text:style-name="Text_20_body">You're printing the <text:span text:style-name="Strong_20_Emphasis">value of </text:span><text:span text:style-name="Strong_20_Emphasis"><text:span text:style-name="Source_20_Text">hey</text:span></text:span>, which is now <text:span text:style-name="Source_20_Text">None</text:span>.</text:p>
      <text:p text:style-name="Text_20_body">Hence, your output is:</text:p>
      <text:p text:style-name="P3"><text:span text:style-name="Source_20_Text">hey</text:span></text:p>
      <text:p text:style-name="P3"><text:span text:style-name="Source_20_Text">None</text:span></text:p>
      <text:p text:style-name="P7"/>
      <text:h text:style-name="P4" text:outline-level="3">How to fix it</text:h>
      <text:p text:style-name="Text_20_body">If your intention is to store the string <text:span text:style-name="Source_20_Text">"hey"</text:span> in a variable and print it <text:span text:style-name="Strong_20_Emphasis">only when needed</text:span>, do this in <text:span text:style-name="Source_20_Text">hi.py</text:span>:</text:p>
      <text:p text:style-name="P3"><text:span text:style-name="Source_20_Text">hey = "hey"</text:span></text:p>
      <text:p text:style-name="Text_20_body">Then in your main file:</text:p>
      <text:p text:style-name="P3"><text:span text:style-name="Source_20_Text">import hi</text:span></text:p>
      <text:p text:style-name="P3"><text:span text:style-name="Source_20_Text">print(hi.hey)</text:span></text:p>
      <text:p text:style-name="Text_20_body">And now your output will be just:</text:p>
      <text:p text:style-name="P3"><text:span text:style-name="Source_20_Text">hey</text:span></text:p>
      <text:p text:style-name="Text_20_body">Let me know if you'd like to dive deeper into how variable assignment and function return values work in Python!</text:p>
      <text:p text:style-name="Text_20_body"/>
      <text:p text:style-name="P8">The result of print("hey") is None — because print() returns None.</text:p>
      <text:p text:style-name="P1"/>
      <text:p text:style-name="P1">So hey becomes None.</text:p>
      <text:p text:style-name="P1"/>
      <text:p text:style-name="P1">Then you run print(hi.hey), which prints None.</text:p>
      <text:p text:style-name="P1"/>
      <text:p text:style-name="P1"/>
      <text:p text:style-name="P1">explain this part a bit more</text:p>
      <text:p text:style-name="P2">Absolutely — let’s slow it down and explain that step-by-step. Here's the key line again:</text:p>
      <text:p text:style-name="P9"><text:span text:style-name="Source_20_Text">hey = print("hey")</text:span></text:p>
      <text:p text:style-name="Text_20_body">Let’s walk through exactly what happens:</text:p>
      <text:p text:style-name="Horizontal_20_Line"/>
      <text:h text:style-name="Heading_20_3" text:outline-level="3">Step-by-step breakdown</text:h>
      <text:h text:style-name="Heading_20_4" text:outline-level="4">Step 1: <text:span text:style-name="Source_20_Text">print("hey")</text:span> is <text:span text:style-name="Strong_20_Emphasis">executed</text:span></text:h>
      <text:list text:style-name="L2">
        <text:list-item>
          <text:p text:style-name="P10">This <text:span text:style-name="Strong_20_Emphasis">prints</text:span> the string <text:span text:style-name="Source_20_Text">"hey"</text:span> to the screen.</text:p>
        </text:list-item>
        <text:list-item>
          <text:p text:style-name="P10">But <text:span text:style-name="Source_20_Text">print()</text:span> doesn't <text:span text:style-name="Strong_20_Emphasis">return</text:span> the string <text:span text:style-name="Source_20_Text">"hey"</text:span>. It just shows it.</text:p>
        </text:list-item>
        <text:list-item>
          <text:p text:style-name="P10">In Python, <text:span text:style-name="Source_20_Text">print()</text:span> always returns the special value <text:span text:style-name="Source_20_Text">None</text:span>.</text:p>
          <text:p text:style-name="P10">You can test this:</text:p>
          <text:p text:style-name="P11"><text:span text:style-name="Source_20_Text">result = print("hello")</text:span></text:p>
          <text:p text:style-name="P12"><text:span text:style-name="Source_20_Text">print(result)</text:span></text:p>
          <text:p text:style-name="P10">Output:</text:p>
          <text:p text:style-name="P11"><text:span text:style-name="Source_20_Text">hello</text:span></text:p>
          <text:p text:style-name="P12"><text:span text:style-name="Source_20_Text">None</text:span></text:p>
        </text:list-item>
      </text:list>
      <text:p text:style-name="Horizontal_20_Line"/>
      <text:h text:style-name="Heading_20_4" text:outline-level="4">Step 2: The <text:span text:style-name="Strong_20_Emphasis">return value</text:span> of <text:span text:style-name="Source_20_Text">print("hey")</text:span> is assigned to <text:span text:style-name="Source_20_Text">hey</text:span></text:h>
      <text:list text:style-name="L3">
        <text:list-item>
          <text:p text:style-name="P13">Since <text:span text:style-name="Source_20_Text">print("hey")</text:span> returns <text:span text:style-name="Source_20_Text">None</text:span>, this is effectively the same as writing:</text:p>
          <text:p text:style-name="P14"><text:span text:style-name="Source_20_Text">hey = None</text:span></text:p>
        </text:list-item>
        <text:list-item>
          <text:p text:style-name="P13">So the variable <text:span text:style-name="Source_20_Text">hey</text:span> now <text:span text:style-name="Strong_20_Emphasis">holds</text:span> the value <text:span text:style-name="Source_20_Text">None</text:span>.</text:p>
        </text:list-item>
      </text:list>
      <text:p text:style-name="Horizontal_20_Line"/>
      <text:h text:style-name="Heading_20_4" text:outline-level="4">Step 3: You later run <text:span text:style-name="Source_20_Text">print(hi.hey)</text:span></text:h>
      <text:list text:style-name="L4">
        <text:list-item>
          <text:p text:style-name="P15">This means: show the <text:span text:style-name="Strong_20_Emphasis">value of</text:span> the variable <text:span text:style-name="Source_20_Text">hey</text:span> from the module <text:span text:style-name="Source_20_Text">hi</text:span>.</text:p>
        </text:list-item>
        <text:list-item>
          <text:p text:style-name="P15">But remember: <text:span text:style-name="Source_20_Text">hey</text:span> is <text:span text:style-name="Source_20_Text">None</text:span>, because that's what was returned from the earlier <text:span text:style-name="Source_20_Text">print("hey")</text:span>.</text:p>
        </text:list-item>
        <text:list-item>
          <text:p text:style-name="P15">So <text:span text:style-name="Source_20_Text">print(hi.hey)</text:span> becomes <text:span text:style-name="Source_20_Text">print(None)</text:span>, and thus the final output is:</text:p>
          <text:p text:style-name="P16"><text:span text:style-name="Source_20_Text">None</text:span></text:p>
        </text:list-item>
      </text:list>
      <text:p text:style-name="Horizontal_20_Line"/>
      <text:h text:style-name="Heading_20_3" text:outline-level="3">Final Output When You Run the Program</text:h>
      <text:p text:style-name="Text_20_body">Putting it all together:</text:p>
      <text:p text:style-name="Preformatted_20_Text"><text:span text:style-name="Source_20_Text"># hi.py</text:span></text:p>
      <text:p text:style-name="P9"><text:span text:style-name="Source_20_Text">hey = print("hey")</text:span></text:p>
      <text:p text:style-name="Preformatted_20_Text"><text:soft-page-break/><text:span text:style-name="Source_20_Text"># main.py</text:span></text:p>
      <text:p text:style-name="Preformatted_20_Text"><text:span text:style-name="Source_20_Text">import hi</text:span></text:p>
      <text:p text:style-name="P9"><text:span text:style-name="Source_20_Text">print(hi.hey)</text:span></text:p>
      <text:p text:style-name="Text_20_body">When you run <text:span text:style-name="Source_20_Text">main.py</text:span>, the output will be:</text:p>
      <text:p text:style-name="Preformatted_20_Text"><text:span text:style-name="Source_20_Text">hey <text:s text:c="4"/>← from the print("hey") in hi.py</text:span></text:p>
      <text:p text:style-name="P9"><text:span text:style-name="Source_20_Text">None <text:s text:c="3"/>← from print(hi.hey) in main.py</text:span></text:p>
      <text:p text:style-name="Text_20_body">Because:</text:p>
      <text:list text:style-name="L5">
        <text:list-item>
          <text:p text:style-name="P17"><text:span text:style-name="Source_20_Text">"hey"</text:span> is printed immediately when the module is imported.</text:p>
        </text:list-item>
        <text:list-item>
          <text:p text:style-name="P17"><text:span text:style-name="Source_20_Text">hey = print("hey")</text:span> sets <text:span text:style-name="Source_20_Text">hey</text:span> to <text:span text:style-name="Source_20_Text">None</text:span>.</text:p>
        </text:list-item>
        <text:list-item>
          <text:p text:style-name="P17">Then <text:span text:style-name="Source_20_Text">print(hi.hey)</text:span> prints that <text:span text:style-name="Source_20_Text">None</text:span>.</text:p>
        </text:list-item>
      </text:list>
      <text:p text:style-name="Horizontal_20_Line"/>
      <text:p text:style-name="Text_20_body">Let me know if you want a visual flow or to try it out interactively!</text:p>
      <text:p text:style-name="Standard"/>
      <text:p text:style-name="P18">result = print("hello")</text:p>
      <text:p text:style-name="P19">print(result)</text:p>
      <text:p text:style-name="P19"/>
      <text:p text:style-name="P19">how come this outputs hello first too</text:p>
      <text:p text:style-name="P20">Great follow-up! Let's break this line down carefully:</text:p>
      <text:p text:style-name="P21"><text:span text:style-name="Source_20_Text"><text:span text:style-name="T2">result = print("hello")</text:span></text:span></text:p>
      <text:p text:style-name="P22"><text:span text:style-name="Source_20_Text"><text:span text:style-name="T2">print(result)</text:span></text:span></text:p>
      <text:p text:style-name="P1"><text:span text:style-name="T2">You’re asking: </text:span><text:span text:style-name="Strong_20_Emphasis"><text:span text:style-name="T2">Why does this print </text:span></text:span><text:span text:style-name="Strong_20_Emphasis"><text:span text:style-name="Source_20_Text"><text:span text:style-name="T2">"hello"</text:span></text:span></text:span><text:span text:style-name="Strong_20_Emphasis"><text:span text:style-name="T2"> first — before </text:span></text:span><text:span text:style-name="Strong_20_Emphasis"><text:span text:style-name="Source_20_Text"><text:span text:style-name="T2">"None"</text:span></text:span></text:span><text:span text:style-name="Strong_20_Emphasis"><text:span text:style-name="T2">?</text:span></text:span></text:p>
      <text:p text:style-name="P23"/>
      <text:h text:style-name="P24" text:outline-level="3">Here’s what’s really going on:</text:h>
      <text:h text:style-name="P25" text:outline-level="4"><text:span text:style-name="T2">Line 1: </text:span><text:span text:style-name="Source_20_Text"><text:span text:style-name="T2">result = print("hello")</text:span></text:span></text:h>
      <text:list text:style-name="L6">
        <text:list-item>
          <text:p text:style-name="P26"><text:span text:style-name="T2">Python sees this line and does the following </text:span><text:span text:style-name="Strong_20_Emphasis"><text:span text:style-name="T2">in order</text:span></text:span><text:span text:style-name="T2">:</text:span></text:p>
          <text:list>
            <text:list-item>
              <text:p text:style-name="P26"><text:span text:style-name="T2">It </text:span><text:span text:style-name="Strong_20_Emphasis"><text:span text:style-name="T2">evaluates</text:span></text:span><text:span text:style-name="T2"> the </text:span><text:span text:style-name="Source_20_Text"><text:span text:style-name="T2">print("hello")</text:span></text:span><text:span text:style-name="T2"> function call.</text:span></text:p>
              <text:list>
                <text:list-item>
                  <text:p text:style-name="P26"><text:span text:style-name="T2">This causes </text:span><text:span text:style-name="Source_20_Text"><text:span text:style-name="T2">"hello"</text:span></text:span><text:span text:style-name="T2"> to be </text:span><text:span text:style-name="Strong_20_Emphasis"><text:span text:style-name="T2">printed immediately</text:span></text:span><text:span text:style-name="T2"> to the screen.</text:span></text:p>
                </text:list-item>
              </text:list>
            </text:list-item>
            <text:list-item>
              <text:p text:style-name="P26"><text:span text:style-name="T2">Then it takes the </text:span><text:span text:style-name="Strong_20_Emphasis"><text:span text:style-name="T2">return value</text:span></text:span><text:span text:style-name="T2"> of </text:span><text:span text:style-name="Source_20_Text"><text:span text:style-name="T2">print("hello")</text:span></text:span><text:span text:style-name="T2">, which is always </text:span><text:span text:style-name="Source_20_Text"><text:span text:style-name="T2">None</text:span></text:span><text:span text:style-name="T2">.</text:span></text:p>
            </text:list-item>
            <text:list-item>
              <text:p text:style-name="P26"><text:span text:style-name="T2">It assigns that </text:span><text:span text:style-name="Source_20_Text"><text:span text:style-name="T2">None</text:span></text:span><text:span text:style-name="T2"> to the variable </text:span><text:span text:style-name="Source_20_Text"><text:span text:style-name="T2">result</text:span></text:span><text:span text:style-name="T2">.</text:span></text:p>
            </text:list-item>
          </text:list>
        </text:list-item>
      </text:list>
      <text:p text:style-name="P1"><text:span text:style-name="T2">So, </text:span><text:span text:style-name="Strong_20_Emphasis"><text:span text:style-name="T2">the print happens first</text:span></text:span><text:span text:style-name="T2">, as part of evaluating the function, </text:span><text:span text:style-name="Strong_20_Emphasis"><text:span text:style-name="T2">before any assignment happens</text:span></text:span><text:span text:style-name="T2">.</text:span></text:p>
      <text:h text:style-name="P25" text:outline-level="4"><text:span text:style-name="T2">Line 2: </text:span><text:span text:style-name="Source_20_Text"><text:span text:style-name="T2">print(result)</text:span></text:span></text:h>
      <text:list text:style-name="L7">
        <text:list-item>
          <text:p text:style-name="P27"><text:span text:style-name="T2">Now this is just printing whatever is in </text:span><text:span text:style-name="Source_20_Text"><text:span text:style-name="T2">result</text:span></text:span><text:span text:style-name="T2">, which we already know is </text:span><text:span text:style-name="Source_20_Text"><text:span text:style-name="T2">None</text:span></text:span><text:span text:style-name="T2">.</text:span></text:p>
        </text:list-item>
      </text:list>
      <text:p text:style-name="P23"/>
      <text:h text:style-name="P24" text:outline-level="3">Final Output:</text:h>
      <text:p text:style-name="P21"><text:span text:style-name="Source_20_Text"><text:span text:style-name="T2">hello <text:s text:c="3"/>← from the first `print("hello")`</text:span></text:span></text:p>
      <text:p text:style-name="P22"><text:span text:style-name="Source_20_Text"><text:span text:style-name="T2">None <text:s text:c="4"/>← from the second `print(result)`</text:span></text:span></text:p>
      <text:p text:style-name="P23"/>
      <text:h text:style-name="P24" text:outline-level="3">Think of it like this:</text:h>
      <text:p text:style-name="P21"><text:span text:style-name="Source_20_Text"><text:span text:style-name="T2">print("hello") <text:s/># This prints 'hello' and returns None</text:span></text:span></text:p>
      <text:p text:style-name="P21"><text:span text:style-name="Source_20_Text"><text:span text:style-name="T2">result = None <text:s text:c="2"/># So result now holds None</text:span></text:span></text:p>
      <text:p text:style-name="P22"><text:span text:style-name="Source_20_Text"><text:span text:style-name="T2">print(result) <text:s text:c="2"/># This prints 'None'</text:span></text:span></text:p>
      <text:p text:style-name="P28">Let me know if you want a mental model for how function calls and return values work — it's one of the most important concepts in Python!</text:p>
      <text:p text:style-name="P29"/>
      <text:p text:style-name="P30">so it always prints first before storing the resukt, like the input fuction that prints the prompt before taking resu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9T06:09:35.229990418</meta:creation-date>
    <dc:date>2025-06-09T06:16:56.304438458</dc:date>
    <meta:editing-duration>PT7M21S</meta:editing-duration>
    <meta:editing-cycles>1</meta:editing-cycles>
    <meta:document-statistic meta:table-count="0" meta:image-count="0" meta:object-count="0" meta:page-count="8" meta:paragraph-count="97" meta:word-count="693" meta:character-count="3881" meta:non-whitespace-character-count="3287"/>
    <meta:generator>LibreOffice/25.2.3.2$Linux_X86_64 LibreOffice_project/520$Build-2</meta:generator>
  </office:meta>
</office:document-meta>
</file>